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formula="of:=FACT([.A7])/FACT([.A7]-5)" office:value-type="float" office:value="30240">
            <text:p>30240</text:p>
          </table:table-cell>
          <table:table-cell table:formula="of:=EXP([.A7]/LOG([.A7];2))" office:value-type="float" office:value="20.2934861783134">
            <text:p>20.2934861783</text:p>
          </table:table-cell>
          <table:table-cell table:formula="of:=EXP([.A7]/LOG([.A7];2))*50000" office:value-type="float" office:value="1014674.30891567">
            <text:p>1014674.30891567</text:p>
          </table:table-cell>
          <table:table-cell table:formula="of:= [.B7] &gt; [.C7]" office:value-type="boolean" office:boolean-value="true">
            <text:p>TRUE</text:p>
          </table:table-cell>
          <table:table-cell table:formula="of:=[.B7] &lt; [.D7]" office:value-type="boolean" office:boolean-value="true">
            <text:p>TRUE</text:p>
          </table:table-cell>
          <table:table-cell table:formula="of:=[.E7]*[.F7]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FACT([.A8])/FACT([.A8]-5)" office:value-type="float" office:value="1860480">
            <text:p>1860480</text:p>
          </table:table-cell>
          <table:table-cell table:formula="of:=EXP([.A8]/LOG([.A8];2))" office:value-type="float" office:value="102.264670683203">
            <text:p>102.2646706832</text:p>
          </table:table-cell>
          <table:table-cell table:formula="of:=EXP([.A8]/LOG([.A8];2))*50000" office:value-type="float" office:value="5113233.53416017">
            <text:p>5113233.53416017</text:p>
          </table:table-cell>
          <table:table-cell table:formula="of:= [.B8] &gt; [.C8]" office:value-type="boolean" office:boolean-value="true">
            <text:p>TRUE</text:p>
          </table:table-cell>
          <table:table-cell table:formula="of:=[.B8] &lt; [.D8]" office:value-type="boolean" office:boolean-value="true">
            <text:p>TRUE</text:p>
          </table:table-cell>
          <table:table-cell table:formula="of:=[.E8]*[.F8]"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FACT([.A9])/FACT([.A9]-5)" office:value-type="float" office:value="17100720">
            <text:p>17100720</text:p>
          </table:table-cell>
          <table:table-cell table:formula="of:=EXP([.A9]/LOG([.A9];2))" office:value-type="float" office:value="452.076499736048">
            <text:p>452.076499736</text:p>
          </table:table-cell>
          <table:table-cell table:formula="of:=EXP([.A9]/LOG([.A9];2))*50000" office:value-type="float" office:value="22603824.9868024">
            <text:p>22603824.9868024</text:p>
          </table:table-cell>
          <table:table-cell table:formula="of:= [.B9] &gt; [.C9]" office:value-type="boolean" office:boolean-value="true">
            <text:p>TRUE</text:p>
          </table:table-cell>
          <table:table-cell table:formula="of:=[.B9] &lt; [.D9]" office:value-type="boolean" office:boolean-value="true">
            <text:p>TRUE</text:p>
          </table:table-cell>
          <table:table-cell table:formula="of:=[.E9]*[.F9]"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FACT([.A10])/FACT([.A10]-5)" office:value-type="float" office:value="78960960">
            <text:p>78960960</text:p>
          </table:table-cell>
          <table:table-cell table:formula="of:=EXP([.A10]/LOG([.A10];2))" office:value-type="float" office:value="1837.33786115095">
            <text:p>1837.337861151</text:p>
          </table:table-cell>
          <table:table-cell table:formula="of:=EXP([.A10]/LOG([.A10];2))*50000" office:value-type="float" office:value="91866893.0575475">
            <text:p>91866893.0575475</text:p>
          </table:table-cell>
          <table:table-cell table:formula="of:= [.B10] &gt; [.C10]" office:value-type="boolean" office:boolean-value="true">
            <text:p>TRUE</text:p>
          </table:table-cell>
          <table:table-cell table:formula="of:=[.B10] &lt; [.D10]" office:value-type="boolean" office:boolean-value="true">
            <text:p>TRUE</text:p>
          </table:table-cell>
          <table:table-cell table:formula="of:=[.E10]*[.F10]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FACT([.A11])/FACT([.A11]-5)" office:value-type="float" office:value="254251200">
            <text:p>254251200</text:p>
          </table:table-cell>
          <table:table-cell table:formula="of:=EXP([.A11]/LOG([.A11];2))" office:value-type="float" office:value="7038.78611035171">
            <text:p>7038.7861103517</text:p>
          </table:table-cell>
          <table:table-cell table:formula="of:=EXP([.A11]/LOG([.A11];2))*50000" office:value-type="float" office:value="351939305.517585">
            <text:p>351939305.517585</text:p>
          </table:table-cell>
          <table:table-cell table:formula="of:= [.B11] &gt; [.C11]" office:value-type="boolean" office:boolean-value="true">
            <text:p>TRUE</text:p>
          </table:table-cell>
          <table:table-cell table:formula="of:=[.B11] &lt; [.D11]" office:value-type="boolean" office:boolean-value="true">
            <text:p>TRUE</text:p>
          </table:table-cell>
          <table:table-cell table:formula="of:=[.E11]*[.F11]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FACT([.A12])/FACT([.A12]-5)" office:value-type="float" office:value="655381440.000001">
            <text:p>655381440.000001</text:p>
          </table:table-cell>
          <table:table-cell table:formula="of:=EXP([.A12]/LOG([.A12];2))" office:value-type="float" office:value="25787.0693148871">
            <text:p>25787.0693148871</text:p>
          </table:table-cell>
          <table:table-cell table:formula="of:=EXP([.A12]/LOG([.A12];2))*50000" office:value-type="float" office:value="1289353465.74435">
            <text:p>1289353465.74435</text:p>
          </table:table-cell>
          <table:table-cell table:formula="of:= [.B12] &gt; [.C12]" office:value-type="boolean" office:boolean-value="true">
            <text:p>TRUE</text:p>
          </table:table-cell>
          <table:table-cell table:formula="of:=[.B12] &lt; [.D12]" office:value-type="boolean" office:boolean-value="true">
            <text:p>TRUE</text:p>
          </table:table-cell>
          <table:table-cell table:formula="of:=[.E12]*[.F12]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FACT([.A13])/FACT([.A13]-5)" office:value-type="float" office:value="1452361680">
            <text:p>1452361680</text:p>
          </table:table-cell>
          <table:table-cell table:formula="of:=EXP([.A13]/LOG([.A13];2))" office:value-type="float" office:value="91179.5007068284">
            <text:p>91179.5007068284</text:p>
          </table:table-cell>
          <table:table-cell table:formula="of:=EXP([.A13]/LOG([.A13];2))*50000" office:value-type="float" office:value="4558975035.34142">
            <text:p>4558975035.34142</text:p>
          </table:table-cell>
          <table:table-cell table:formula="of:= [.B13] &gt; [.C13]" office:value-type="boolean" office:boolean-value="true">
            <text:p>TRUE</text:p>
          </table:table-cell>
          <table:table-cell table:formula="of:=[.B13] &lt; [.D13]" office:value-type="boolean" office:boolean-value="true">
            <text:p>TRUE</text:p>
          </table:table-cell>
          <table:table-cell table:formula="of:=[.E13]*[.F13]"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FACT([.A14])/FACT([.A14]-5)" office:value-type="float" office:value="2884801920">
            <text:p>2884801920</text:p>
          </table:table-cell>
          <table:table-cell table:formula="of:=EXP([.A14]/LOG([.A14];2))" office:value-type="float" office:value="313127.98232984">
            <text:p>313127.98232984</text:p>
          </table:table-cell>
          <table:table-cell table:formula="of:=EXP([.A14]/LOG([.A14];2))*50000" office:value-type="float" office:value="15656399116.492">
            <text:p>15656399116.492</text:p>
          </table:table-cell>
          <table:table-cell table:formula="of:= [.B14] &gt; [.C14]" office:value-type="boolean" office:boolean-value="true">
            <text:p>TRUE</text:p>
          </table:table-cell>
          <table:table-cell table:formula="of:=[.B14] &lt; [.D14]" office:value-type="boolean" office:boolean-value="true">
            <text:p>TRUE</text:p>
          </table:table-cell>
          <table:table-cell table:formula="of:=[.E14]*[.F14]"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FACT([.A15])/FACT([.A15]-5)" office:value-type="float" office:value="5273912160">
            <text:p>5273912160</text:p>
          </table:table-cell>
          <table:table-cell table:formula="of:=EXP([.A15]/LOG([.A15];2))" office:value-type="float" office:value="1049191.02823354">
            <text:p>1049191.02823354</text:p>
          </table:table-cell>
          <table:table-cell table:formula="of:=EXP([.A15]/LOG([.A15];2))*50000" office:value-type="float" office:value="52459551411.6771">
            <text:p>52459551411.6771</text:p>
          </table:table-cell>
          <table:table-cell table:formula="of:= [.B15] &gt; [.C15]" office:value-type="boolean" office:boolean-value="true">
            <text:p>TRUE</text:p>
          </table:table-cell>
          <table:table-cell table:formula="of:=[.B15] &lt; [.D15]" office:value-type="boolean" office:boolean-value="true">
            <text:p>TRUE</text:p>
          </table:table-cell>
          <table:table-cell table:formula="of:=[.E15]*[.F15]"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FACT([.A16])/FACT([.A16]-5)" office:value-type="float" office:value="9034502400">
            <text:p>9034502400</text:p>
          </table:table-cell>
          <table:table-cell table:formula="of:=EXP([.A16]/LOG([.A16];2))" office:value-type="float" office:value="3441781.53440055">
            <text:p>3441781.53440055</text:p>
          </table:table-cell>
          <table:table-cell table:formula="of:=EXP([.A16]/LOG([.A16];2))*50000" office:value-type="float" office:value="172089076720.028">
            <text:p>172089076720.028</text:p>
          </table:table-cell>
          <table:table-cell table:formula="of:= [.B16] &gt; [.C16]" office:value-type="boolean" office:boolean-value="true">
            <text:p>TRUE</text:p>
          </table:table-cell>
          <table:table-cell table:formula="of:=[.B16] &lt; [.D16]" office:value-type="boolean" office:boolean-value="true">
            <text:p>TRUE</text:p>
          </table:table-cell>
          <table:table-cell table:formula="of:=[.E16]*[.F16]" office:value-type="float" office:value="1">
            <text:p>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FACT([.A17])/FACT([.A17]-5)" office:value-type="float" office:value="14686982640">
            <text:p>14686982640</text:p>
          </table:table-cell>
          <table:table-cell table:formula="of:=EXP([.A17]/LOG([.A17];2))" office:value-type="float" office:value="11083141.3996836">
            <text:p>11083141.3996836</text:p>
          </table:table-cell>
          <table:table-cell table:formula="of:=EXP([.A17]/LOG([.A17];2))*50000" office:value-type="float" office:value="554157069984.181">
            <text:p>554157069984.181</text:p>
          </table:table-cell>
          <table:table-cell table:formula="of:= [.B17] &gt; [.C17]" office:value-type="boolean" office:boolean-value="true">
            <text:p>TRUE</text:p>
          </table:table-cell>
          <table:table-cell table:formula="of:=[.B17] &lt; [.D17]" office:value-type="boolean" office:boolean-value="true">
            <text:p>TRUE</text:p>
          </table:table-cell>
          <table:table-cell table:formula="of:=[.E17]*[.F17]"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FACT([.A18])/FACT([.A18]-5)" office:value-type="float" office:value="22869362880">
            <text:p>22869362880</text:p>
          </table:table-cell>
          <table:table-cell table:formula="of:=EXP([.A18]/LOG([.A18];2))" office:value-type="float" office:value="35108508.7530412">
            <text:p>35108508.7530412</text:p>
          </table:table-cell>
          <table:table-cell table:formula="of:=EXP([.A18]/LOG([.A18];2))*50000" office:value-type="float" office:value="1755425437652.06">
            <text:p>1755425437652.06</text:p>
          </table:table-cell>
          <table:table-cell table:formula="of:= [.B18] &gt; [.C18]" office:value-type="boolean" office:boolean-value="true">
            <text:p>TRUE</text:p>
          </table:table-cell>
          <table:table-cell table:formula="of:=[.B18] &lt; [.D18]" office:value-type="boolean" office:boolean-value="true">
            <text:p>TRUE</text:p>
          </table:table-cell>
          <table:table-cell table:formula="of:=[.E18]*[.F18]" office:value-type="float" office:value="1">
            <text:p>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f:=FACT([.A19])/FACT([.A19]-5)" office:value-type="float" office:value="34349253120">
            <text:p>34349253120</text:p>
          </table:table-cell>
          <table:table-cell table:formula="of:=EXP([.A19]/LOG([.A19];2))" office:value-type="float" office:value="109591942.814181">
            <text:p>109591942.814181</text:p>
          </table:table-cell>
          <table:table-cell table:formula="of:=EXP([.A19]/LOG([.A19];2))*50000" office:value-type="float" office:value="5479597140709.03">
            <text:p>5479597140709.03</text:p>
          </table:table-cell>
          <table:table-cell table:formula="of:= [.B19] &gt; [.C19]" office:value-type="boolean" office:boolean-value="true">
            <text:p>TRUE</text:p>
          </table:table-cell>
          <table:table-cell table:formula="of:=[.B19] &lt; [.D19]" office:value-type="boolean" office:boolean-value="true">
            <text:p>TRUE</text:p>
          </table:table-cell>
          <table:table-cell table:formula="of:=[.E19]*[.F19]" office:value-type="float" office:value="1">
            <text:p>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formula="of:=FACT([.A20])/FACT([.A20]-5)" office:value-type="float" office:value="50035863360">
            <text:p>50035863360</text:p>
          </table:table-cell>
          <table:table-cell table:formula="of:=EXP([.A20]/LOG([.A20];2))" office:value-type="float" office:value="337581769.99706">
            <text:p>337581769.99706</text:p>
          </table:table-cell>
          <table:table-cell table:formula="of:=EXP([.A20]/LOG([.A20];2))*50000" office:value-type="float" office:value="16879088499853">
            <text:p>16879088499853</text:p>
          </table:table-cell>
          <table:table-cell table:formula="of:= [.B20] &gt; [.C20]" office:value-type="boolean" office:boolean-value="true">
            <text:p>TRUE</text:p>
          </table:table-cell>
          <table:table-cell table:formula="of:=[.B20] &lt; [.D20]" office:value-type="boolean" office:boolean-value="true">
            <text:p>TRUE</text:p>
          </table:table-cell>
          <table:table-cell table:formula="of:=[.E20]*[.F20]" office:value-type="float" office:value="1">
            <text:p>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FACT([.A21])/FACT([.A21]-5)" office:value-type="float" office:value="70992003600.0001">
            <text:p>70992003600.0001</text:p>
          </table:table-cell>
          <table:table-cell table:formula="of:=EXP([.A21]/LOG([.A21];2))" office:value-type="float" office:value="1027380662.69102">
            <text:p>1027380662.69102</text:p>
          </table:table-cell>
          <table:table-cell table:formula="of:=EXP([.A21]/LOG([.A21];2))*50000" office:value-type="float" office:value="51369033134550.9">
            <text:p>51369033134550.9</text:p>
          </table:table-cell>
          <table:table-cell table:formula="of:= [.B21] &gt; [.C21]" office:value-type="boolean" office:boolean-value="true">
            <text:p>TRUE</text:p>
          </table:table-cell>
          <table:table-cell table:formula="of:=[.B21] &lt; [.D21]" office:value-type="boolean" office:boolean-value="true">
            <text:p>TRUE</text:p>
          </table:table-cell>
          <table:table-cell table:formula="of:=[.E21]*[.F21]" office:value-type="float" office:value="1">
            <text:p>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FACT([.A22])/FACT([.A22]-5)" office:value-type="float" office:value="98446083840">
            <text:p>98446083840</text:p>
          </table:table-cell>
          <table:table-cell table:formula="of:=EXP([.A22]/LOG([.A22];2))" office:value-type="float" office:value="3092258650.69821">
            <text:p>3092258650.69821</text:p>
          </table:table-cell>
          <table:table-cell table:formula="of:=EXP([.A22]/LOG([.A22];2))*50000" office:value-type="float" office:value="154612932534910">
            <text:p>154612932534910</text:p>
          </table:table-cell>
          <table:table-cell table:formula="of:= [.B22] &gt; [.C22]" office:value-type="boolean" office:boolean-value="true">
            <text:p>TRUE</text:p>
          </table:table-cell>
          <table:table-cell table:formula="of:=[.B22] &lt; [.D22]" office:value-type="boolean" office:boolean-value="true">
            <text:p>TRUE</text:p>
          </table:table-cell>
          <table:table-cell table:formula="of:=[.E22]*[.F22]" office:value-type="float" office:value="1">
            <text:p>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formula="of:=FACT([.A23])/FACT([.A23]-5)" office:value-type="float" office:value="133804114080">
            <text:p>133804114080</text:p>
          </table:table-cell>
          <table:table-cell table:formula="of:=EXP([.A23]/LOG([.A23];2))" office:value-type="float" office:value="9212767929.37618">
            <text:p>9212767929.37618</text:p>
          </table:table-cell>
          <table:table-cell table:formula="of:=EXP([.A23]/LOG([.A23];2))*50000" office:value-type="float" office:value="460638396468809">
            <text:p>460638396468809</text:p>
          </table:table-cell>
          <table:table-cell table:formula="of:= [.B23] &gt; [.C23]" office:value-type="boolean" office:boolean-value="true">
            <text:p>TRUE</text:p>
          </table:table-cell>
          <table:table-cell table:formula="of:=[.B23] &lt; [.D23]" office:value-type="boolean" office:boolean-value="true">
            <text:p>TRUE</text:p>
          </table:table-cell>
          <table:table-cell table:formula="of:=[.E23]*[.F23]" office:value-type="float" office:value="1">
            <text:p>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f:=FACT([.A24])/FACT([.A24]-5)" office:value-type="float" office:value="0">
            <text:p>#VALUE!</text:p>
          </table:table-cell>
          <table:table-cell table:formula="of:=EXP([.A24]/LOG([.A24];2))" office:value-type="float" office:value="27189547172.9691">
            <text:p>27189547172.9691</text:p>
          </table:table-cell>
          <table:table-cell table:formula="of:=EXP([.A24]/LOG([.A24];2))*50000" office:value-type="float" office:value="1.35947735864846E+015">
            <text:p>1359477358648460</text:p>
          </table:table-cell>
          <table:table-cell table:formula="of:= [.B24] &gt; [.C24]" office:value-type="float" office:value="0">
            <text:p>#VALUE!</text:p>
          </table:table-cell>
          <table:table-cell table:formula="of:=[.B24] &lt; [.D24]" office:value-type="float" office:value="0">
            <text:p>#VALUE!</text:p>
          </table:table-cell>
          <table:table-cell table:formula="of:=[.E24]*[.F24]" office:value-type="float" office:value="0">
            <text:p>#VALUE!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4">10/24/2010</text:date>, <text:time>01:2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lvin WM</meta:initial-creator>
    <meta:creation-date>2010-10-24T00:46:48</meta:creation-date>
    <dc:date>2010-10-24T01:21:55</dc:date>
    <dc:creator>Melvin WM</dc:creator>
    <meta:editing-duration>PT00H04M35S</meta:editing-duration>
    <meta:editing-cycles>1</meta:editing-cycles>
    <meta:document-statistic meta:table-count="3" meta:cell-count="126" meta:object-count="0"/>
    <meta:generator>OpenOffice.org/3.2$Unix OpenOffice.org_project/320m19$Build-9505</meta:generator>
  </office:meta>
</office:document-meta>
</file>